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Heading1" style:master-page-name="Thesis_5f_bodyPage">
      <style:paragraph-properties style:page-number="auto"/>
      <style:text-properties officeooo:rsid="005049cc" officeooo:paragraph-rsid="005049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86500032" text:style-name="Thesis_5f_numbering">
        <text:list-item>
          <text:p text:style-name="P1">Списък с използваните пакети към R</text:p>
        </text:list-item>
      </text:list>
      <text:p text:style-name="Thesis_5f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5:18:26.636922270</meta:creation-date>
    <meta:editing-duration>PT2M25S</meta:editing-duration>
    <meta:editing-cycles>2</meta:editing-cycles>
    <meta:generator>LibreOffice/5.3.2.2$Linux_X86_64 LibreOffice_project/6cd4f1ef626f15116896b1d8e1398b56da0d0ee1</meta:generator>
    <dc:date>2018-02-15T15:20:51.616412123</dc:date>
    <meta:document-statistic meta:table-count="0" meta:image-count="0" meta:object-count="0" meta:page-count="1" meta:paragraph-count="1" meta:word-count="7" meta:character-count="37" meta:non-whitespace-character-count="31"/>
    <meta:template xlink:type="simple" xlink:actuate="onRequest" xlink:title="thesis_styles" xlink:href="../../thesis_working/styles_templates/thesis_styles.ott" meta:date="2018-02-15T15:18:26.074762944"/>
  </office:meta>
</office:document-meta>
</file>